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8898in"/>
    </style:style>
    <style:style style:name="co6" style:family="table-column">
      <style:table-column-properties fo:break-before="auto" style:column-width="0.5898in"/>
    </style:style>
    <style:style style:name="co7" style:family="table-column">
      <style:table-column-properties fo:break-before="auto" style:column-width="0.2819in"/>
    </style:style>
    <style:style style:name="co8" style:family="table-column">
      <style:table-column-properties fo:break-before="auto" style:column-width="2.3154in"/>
    </style:style>
    <style:style style:name="co9" style:family="table-column">
      <style:table-column-properties fo:break-before="auto" style:column-width="0.9965in"/>
    </style:style>
    <style:style style:name="co10" style:family="table-column">
      <style:table-column-properties fo:break-before="auto" style:column-width="1.0217in"/>
    </style:style>
    <style:style style:name="co11" style:family="table-column">
      <style:table-column-properties fo:break-before="auto" style:column-width="0.7752in"/>
    </style:style>
    <style:style style:name="co12" style:family="table-column">
      <style:table-column-properties fo:break-before="auto" style:column-width="1.2543in"/>
    </style:style>
    <style:style style:name="co13" style:family="table-column">
      <style:table-column-properties fo:break-before="auto" style:column-width="0.4965in"/>
    </style:style>
    <style:style style:name="co14" style:family="table-column">
      <style:table-column-properties fo:break-before="auto" style:column-width="0.7217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4.6992in"/>
    </style:style>
    <style:style style:name="co17" style:family="table-column">
      <style:table-column-properties fo:break-before="auto" style:column-width="5.7035in"/>
    </style:style>
    <style:style style:name="co18" style:family="table-column">
      <style:table-column-properties fo:break-before="auto" style:column-width="1.3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Consolas"/>
    </style:style>
    <style:style style:name="ce2" style:family="table-cell" style:parent-style-name="Default" style:data-style-name="N100">
      <style:table-cell-properties style:text-align-source="fix" style:repeat-content="false" style:vertical-align="automatic"/>
      <style:paragraph-properties fo:text-align="center" fo:margin-left="0in"/>
      <style:text-properties style:font-name="Consola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onsolas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3" table:default-cell-style-name="ce1"/>
        <table:table-column table:style-name="co14" table:default-cell-style-name="ce1"/>
        <table:table-column table:style-name="co16" table:default-cell-style-name="ce5"/>
        <table:table-column table:style-name="co17" table:default-cell-style-name="ce1"/>
        <table:table-column table:style-name="co13" table:default-cell-style-name="ce1"/>
        <table:table-column table:style-name="co18" table:default-cell-style-name="ce1"/>
        <table:table-column table:style-name="co15" table:number-columns-repeated="999" table:default-cell-style-name="ce1"/>
        <table:table-row table:style-name="ro1">
          <table:table-cell office:value-type="string" calcext:value-type="string">
            <text:p>po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pro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nemonic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op3</text:p>
          </table:table-cell>
          <table:table-cell office:value-type="string" calcext:value-type="string">
            <text:p>op4</text:p>
          </table:table-cell>
          <table:table-cell office:value-type="string" calcext:value-type="string">
            <text:p>encoding</text:p>
          </table:table-cell>
          <table:table-cell office:value-type="string" calcext:value-type="string">
            <text:p>iext</text:p>
          </table:table-cell>
          <table:table-cell office:value-type="string" calcext:value-type="string">
            <text:p>test f</text:p>
          </table:table-cell>
          <table:table-cell office:value-type="string" calcext:value-type="string">
            <text:p>mod f</text:p>
          </table:table-cell>
          <table:table-cell office:value-type="string" calcext:value-type="string">
            <text:p>def f</text:p>
          </table:table-cell>
          <table:table-cell office:value-type="string" calcext:value-type="string">
            <text:p>undef f</text:p>
          </table:table-cell>
          <table:table-cell office:value-type="string" calcext:value-type="string">
            <text:p>f value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 notes                                         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ADD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ADD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ADD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ADD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PUSH</text:p>
          </table:table-cell>
          <table:table-cell office:value-type="string" calcext:value-type="string">
            <text:p>ES</text:p>
          </table:table-cell>
          <table:table-cell table:number-columns-repeated="10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  <table:table-cell office:value-type="string" calcext:value-type="string">
            <text:p>POP</text:p>
          </table:table-cell>
          <table:table-cell office:value-type="string" calcext:value-type="string">
            <text:p>ES</text:p>
          </table:table-cell>
          <table:table-cell table:number-columns-repeated="10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A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OR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B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OR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C</text:p>
          </table:table-cell>
          <table:table-cell table:number-columns-repeated="7"/>
          <table:table-cell office:value-type="string" calcext:value-type="string">
            <text:p>OR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D</text:p>
          </table:table-cell>
          <table:table-cell table:number-columns-repeated="7"/>
          <table:table-cell office:value-type="string" calcext:value-type="string">
            <text:p>OR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E</text:p>
          </table:table-cell>
          <table:table-cell table:number-columns-repeated="7"/>
          <table:table-cell office:value-type="string" calcext:value-type="string">
            <text:p>PUSH</text:p>
          </table:table-cell>
          <table:table-cell office:value-type="string" calcext:value-type="string">
            <text:p>CS</text:p>
          </table:table-cell>
          <table:table-cell table:number-columns-repeated="10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F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2+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LDT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LDTR</text:p>
          </table:table-cell>
          <table:table-cell table:number-columns-repeated="9"/>
          <table:table-cell office:value-type="string" calcext:value-type="string">
            <text:p>Store Local Descriptor Table Regis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" office:value-type="string" calcext:value-type="string">
            <text:p>02+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TR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TR</text:p>
          </table:table-cell>
          <table:table-cell table:number-columns-repeated="9"/>
          <table:table-cell office:value-type="string" calcext:value-type="string">
            <text:p>Store Task Regis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" office:value-type="string" calcext:value-type="string">
            <text:p>02+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LDT</text:p>
          </table:table-cell>
          <table:table-cell office:value-type="string" calcext:value-type="string">
            <text:p>LDTR</text:p>
          </table:table-cell>
          <table:table-cell office:value-type="string" calcext:value-type="string">
            <text:p>r/m16</text:p>
          </table:table-cell>
          <table:table-cell table:number-columns-repeated="9"/>
          <table:table-cell office:value-type="string" calcext:value-type="string">
            <text:p>Load Local Descriptor Table Regis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" office:value-type="string" calcext:value-type="string">
            <text:p>02+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r/m16</text:p>
          </table:table-cell>
          <table:table-cell table:number-columns-repeated="9"/>
          <table:table-cell office:value-type="string" calcext:value-type="string">
            <text:p>Load Task Regis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" office:value-type="string" calcext:value-type="string">
            <text:p>02+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VERR</text:p>
          </table:table-cell>
          <table:table-cell office:value-type="string" calcext:value-type="string">
            <text:p>r/m16</text:p>
          </table:table-cell>
          <table:table-cell table:number-columns-repeated="6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Verify a Segment for Reading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" office:value-type="string" calcext:value-type="string">
            <text:p>02+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VERW</text:p>
          </table:table-cell>
          <table:table-cell office:value-type="string" calcext:value-type="string">
            <text:p>r/m16</text:p>
          </table:table-cell>
          <table:table-cell table:number-columns-repeated="6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Verify a Segment for Writing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2+</text:p>
          </table:table-cell>
          <table:table-cell table:number-columns-repeated="3"/>
          <table:table-cell office:value-type="string" calcext:value-type="string">
            <text:p>SGDT</text:p>
          </table:table-cell>
          <table:table-cell office:value-type="string" calcext:value-type="string">
            <text:p>M16&amp;32</text:p>
          </table:table-cell>
          <table:table-cell office:value-type="string" calcext:value-type="string">
            <text:p>GDTR</text:p>
          </table:table-cell>
          <table:table-cell table:number-columns-repeated="9"/>
          <table:table-cell office:value-type="string" calcext:value-type="string">
            <text:p>Store Global Descriptor Table Regis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style-name="ce2" office:value-type="string" calcext:value-type="string">
            <text:p>02+</text:p>
          </table:table-cell>
          <table:table-cell table:number-columns-repeated="3"/>
          <table:table-cell office:value-type="string" calcext:value-type="string">
            <text:p>SIDT</text:p>
          </table:table-cell>
          <table:table-cell office:value-type="string" calcext:value-type="string">
            <text:p>M16&amp;32</text:p>
          </table:table-cell>
          <table:table-cell office:value-type="string" calcext:value-type="string">
            <text:p>IDTR</text:p>
          </table:table-cell>
          <table:table-cell table:number-columns-repeated="9"/>
          <table:table-cell office:value-type="string" calcext:value-type="string">
            <text:p>Store Interrupt Descriptor Table Regis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" office:value-type="string" calcext:value-type="string">
            <text:p>02+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LGDT</text:p>
          </table:table-cell>
          <table:table-cell office:value-type="string" calcext:value-type="string">
            <text:p>GDTR</text:p>
          </table:table-cell>
          <table:table-cell office:value-type="string" calcext:value-type="string">
            <text:p>m16&amp;32</text:p>
          </table:table-cell>
          <table:table-cell table:number-columns-repeated="9"/>
          <table:table-cell office:value-type="string" calcext:value-type="string">
            <text:p>Load Global Descriptor Table Regis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" office:value-type="string" calcext:value-type="string">
            <text:p>02+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LIDT</text:p>
          </table:table-cell>
          <table:table-cell office:value-type="string" calcext:value-type="string">
            <text:p>IDTR</text:p>
          </table:table-cell>
          <table:table-cell office:value-type="string" calcext:value-type="string">
            <text:p>M16&amp;32</text:p>
          </table:table-cell>
          <table:table-cell table:number-columns-repeated="9"/>
          <table:table-cell office:value-type="string" calcext:value-type="string">
            <text:p>Load Interrupt Descriptor Table Regis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" office:value-type="string" calcext:value-type="string">
            <text:p>02+</text:p>
          </table:table-cell>
          <table:table-cell office:value-type="string" calcext:value-type="string">
            <text:p>D13 </text:p>
          </table:table-cell>
          <table:table-cell table:number-columns-repeated="2"/>
          <table:table-cell office:value-type="string" calcext:value-type="string">
            <text:p>SMSW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MSW</text:p>
          </table:table-cell>
          <table:table-cell table:number-columns-repeated="9"/>
          <table:table-cell office:value-type="string" calcext:value-type="string">
            <text:p>Store Machine Status Word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" office:value-type="string" calcext:value-type="string">
            <text:p>02+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LMSW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/m16</text:p>
          </table:table-cell>
          <table:table-cell table:number-columns-repeated="9"/>
          <table:table-cell office:value-type="string" calcext:value-type="string">
            <text:p>Load Machine Status Word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2+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LAR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</text:p>
          </table:table-cell>
          <table:table-cell table:number-columns-repeated="5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Load Access Rights Byte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2+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LSL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</text:p>
          </table:table-cell>
          <table:table-cell table:number-columns-repeated="5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Load Segment Limi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style-name="ce2" office:value-type="string" calcext:value-type="string">
            <text:p>02+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LTS</text:p>
          </table:table-cell>
          <table:table-cell office:value-type="string" calcext:value-type="string">
            <text:p>CR0</text:p>
          </table:table-cell>
          <table:table-cell table:number-columns-repeated="10"/>
          <table:table-cell office:value-type="string" calcext:value-type="string">
            <text:p>Clear Task-Switched Flag in CR0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0B</text:p>
          </table:table-cell>
          <table:table-cell/>
          <table:table-cell table:style-name="Default"/>
          <table:table-cell table:style-name="ce2" office:value-type="string" calcext:value-type="string">
            <text:p>02+</text:p>
          </table:table-cell>
          <table:table-cell table:number-columns-repeated="3"/>
          <table:table-cell office:value-type="string" calcext:value-type="string">
            <text:p>UD2</text:p>
          </table:table-cell>
          <table:table-cell table:number-columns-repeated="11"/>
          <table:table-cell office:value-type="string" calcext:value-type="string">
            <text:p>Undefined Instruction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CRn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Control Registers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DRn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Debug Registers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Rn</text:p>
          </table:table-cell>
          <table:table-cell office:value-type="string" calcext:value-type="string">
            <text:p>r32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Control Registers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Rn</text:p>
          </table:table-cell>
          <table:table-cell office:value-type="string" calcext:value-type="string">
            <text:p>r32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Debug Registers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O</text:p>
          </table:table-cell>
          <table:table-cell office:value-type="string" calcext:value-type="string">
            <text:p>rel16/32</text:p>
          </table:table-cell>
          <table:table-cell table:number-columns-repeated="5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near if overflow (O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NO</text:p>
          </table:table-cell>
          <table:table-cell office:value-type="string" calcext:value-type="string">
            <text:p>rel16/32</text:p>
          </table:table-cell>
          <table:table-cell table:number-columns-repeated="5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near if not overflow (O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B</text:p>
          </table:table-cell>
          <table:table-cell office:value-type="string" calcext:value-type="string">
            <text:p>rel16/32</text:p>
          </table:table-cell>
          <table:table-cell table:number-columns-repeated="5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near if below/not above or equal/carry (C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NB</text:p>
          </table:table-cell>
          <table:table-cell office:value-type="string" calcext:value-type="string">
            <text:p>rel16/32</text:p>
          </table:table-cell>
          <table:table-cell table:number-columns-repeated="5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near if not below/above or equal/not carry (C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Z</text:p>
          </table:table-cell>
          <table:table-cell office:value-type="string" calcext:value-type="string">
            <text:p>rel16/32</text:p>
          </table:table-cell>
          <table:table-cell table:number-columns-repeated="5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near if zero/equal (Z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NZ</text:p>
          </table:table-cell>
          <table:table-cell office:value-type="string" calcext:value-type="string">
            <text:p>rel16/32</text:p>
          </table:table-cell>
          <table:table-cell table:number-columns-repeated="5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near if not zero/not equal (Z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BE</text:p>
          </table:table-cell>
          <table:table-cell office:value-type="string" calcext:value-type="string">
            <text:p>rel16/32</text:p>
          </table:table-cell>
          <table:table-cell table:number-columns-repeated="5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near if below or equal/not above (CF=1 OR Z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NBE</text:p>
          </table:table-cell>
          <table:table-cell office:value-type="string" calcext:value-type="string">
            <text:p>rel16/32</text:p>
          </table:table-cell>
          <table:table-cell table:number-columns-repeated="5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near if not below or equal/above (CF=0 AND Z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S</text:p>
          </table:table-cell>
          <table:table-cell office:value-type="string" calcext:value-type="string">
            <text:p>rel16/32</text:p>
          </table:table-cell>
          <table:table-cell table:number-columns-repeated="5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near if sign (S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NS</text:p>
          </table:table-cell>
          <table:table-cell office:value-type="string" calcext:value-type="string">
            <text:p>rel16/32</text:p>
          </table:table-cell>
          <table:table-cell table:number-columns-repeated="5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near if not sign (S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P</text:p>
          </table:table-cell>
          <table:table-cell office:value-type="string" calcext:value-type="string">
            <text:p>rel16/32</text:p>
          </table:table-cell>
          <table:table-cell table:number-columns-repeated="5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near if parity/parity even (P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NP</text:p>
          </table:table-cell>
          <table:table-cell office:value-type="string" calcext:value-type="string">
            <text:p>rel16/32</text:p>
          </table:table-cell>
          <table:table-cell table:number-columns-repeated="5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near if not parity/parity odd (P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L</text:p>
          </table:table-cell>
          <table:table-cell office:value-type="string" calcext:value-type="string">
            <text:p>rel16/32</text:p>
          </table:table-cell>
          <table:table-cell table:number-columns-repeated="5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near if less/not greater (SF!=OF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NL</text:p>
          </table:table-cell>
          <table:table-cell office:value-type="string" calcext:value-type="string">
            <text:p>rel16/32</text:p>
          </table:table-cell>
          <table:table-cell table:number-columns-repeated="5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near if not less/greater or equal (SF=OF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LE</text:p>
          </table:table-cell>
          <table:table-cell office:value-type="string" calcext:value-type="string">
            <text:p>rel16/32</text:p>
          </table:table-cell>
          <table:table-cell table:number-columns-repeated="5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near if less or equal/not greater ((ZF=1) OR (SF!=OF)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NLE</text:p>
          </table:table-cell>
          <table:table-cell office:value-type="string" calcext:value-type="string">
            <text:p>rel16/32</text:p>
          </table:table-cell>
          <table:table-cell table:number-columns-repeated="5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near if not less nor equal/greater ((ZF=0) AND (SF=OF)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O</text:p>
          </table:table-cell>
          <table:table-cell office:value-type="string" calcext:value-type="string">
            <text:p>r/m8</text:p>
          </table:table-cell>
          <table:table-cell table:number-columns-repeated="5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Set Byte on Condition - overflow (O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NO</text:p>
          </table:table-cell>
          <table:table-cell office:value-type="string" calcext:value-type="string">
            <text:p>r/m8</text:p>
          </table:table-cell>
          <table:table-cell table:number-columns-repeated="5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Set Byte on Condition - not overflow (O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B</text:p>
          </table:table-cell>
          <table:table-cell office:value-type="string" calcext:value-type="string">
            <text:p>r/m8</text:p>
          </table:table-cell>
          <table:table-cell table:number-columns-repeated="5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Set Byte on Condition - below/not above or equal/carry (C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NB</text:p>
          </table:table-cell>
          <table:table-cell office:value-type="string" calcext:value-type="string">
            <text:p>r/m8</text:p>
          </table:table-cell>
          <table:table-cell table:number-columns-repeated="5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Set Byte on Condition - not below/above or equal/not carry (C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Z</text:p>
          </table:table-cell>
          <table:table-cell office:value-type="string" calcext:value-type="string">
            <text:p>r/m8</text:p>
          </table:table-cell>
          <table:table-cell table:number-columns-repeated="5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Set Byte on Condition - zero/equal (Z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NZ</text:p>
          </table:table-cell>
          <table:table-cell office:value-type="string" calcext:value-type="string">
            <text:p>r/m8</text:p>
          </table:table-cell>
          <table:table-cell table:number-columns-repeated="5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Set Byte on Condition - not zero/not equal (Z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BE</text:p>
          </table:table-cell>
          <table:table-cell office:value-type="string" calcext:value-type="string">
            <text:p>r/m8</text:p>
          </table:table-cell>
          <table:table-cell table:number-columns-repeated="5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Set Byte on Condition - below or equal/not above (CF=1 OR Z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NBE</text:p>
          </table:table-cell>
          <table:table-cell office:value-type="string" calcext:value-type="string">
            <text:p>r/m8</text:p>
          </table:table-cell>
          <table:table-cell table:number-columns-repeated="5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Set Byte on Condition - not below or equal/above (CF=0 AND Z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S</text:p>
          </table:table-cell>
          <table:table-cell office:value-type="string" calcext:value-type="string">
            <text:p>r/m8</text:p>
          </table:table-cell>
          <table:table-cell table:number-columns-repeated="5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Set Byte on Condition - sign (S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NS</text:p>
          </table:table-cell>
          <table:table-cell office:value-type="string" calcext:value-type="string">
            <text:p>r/m8</text:p>
          </table:table-cell>
          <table:table-cell table:number-columns-repeated="5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Set Byte on Condition - not sign (S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9A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P</text:p>
          </table:table-cell>
          <table:table-cell office:value-type="string" calcext:value-type="string">
            <text:p>r/m8</text:p>
          </table:table-cell>
          <table:table-cell table:number-columns-repeated="5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Set Byte on Condition - parity/parity even (P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9B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NP</text:p>
          </table:table-cell>
          <table:table-cell office:value-type="string" calcext:value-type="string">
            <text:p>r/m8</text:p>
          </table:table-cell>
          <table:table-cell table:number-columns-repeated="5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Set Byte on Condition - not parity/parity odd (P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9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L</text:p>
          </table:table-cell>
          <table:table-cell office:value-type="string" calcext:value-type="string">
            <text:p>r/m8</text:p>
          </table:table-cell>
          <table:table-cell table:number-columns-repeated="5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Set Byte on Condition - less/not greater (SF!=OF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NL</text:p>
          </table:table-cell>
          <table:table-cell office:value-type="string" calcext:value-type="string">
            <text:p>r/m8</text:p>
          </table:table-cell>
          <table:table-cell table:number-columns-repeated="5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Set Byte on Condition - not less/greater or equal (SF=OF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9E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LE</text:p>
          </table:table-cell>
          <table:table-cell office:value-type="string" calcext:value-type="string">
            <text:p>r/m8</text:p>
          </table:table-cell>
          <table:table-cell table:number-columns-repeated="5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Set Byte on Condition - less or equal/not greater ((ZF=1) OR (SF!=OF)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9F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NLE</text:p>
          </table:table-cell>
          <table:table-cell office:value-type="string" calcext:value-type="string">
            <text:p>r/m8</text:p>
          </table:table-cell>
          <table:table-cell table:number-columns-repeated="5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Set Byte on Condition - not less nor equal/greater ((ZF=0) AND (SF=OF)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/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PUSH</text:p>
          </table:table-cell>
          <table:table-cell office:value-type="string" calcext:value-type="string">
            <text:p>FS</text:p>
          </table:table-cell>
          <table:table-cell table:number-columns-repeated="10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/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POP</text:p>
          </table:table-cell>
          <table:table-cell office:value-type="string" calcext:value-type="string">
            <text:p>FS</text:p>
          </table:table-cell>
          <table:table-cell table:number-columns-repeated="10"/>
          <table:table-cell office:value-type="string" calcext:value-type="string">
            <text:p>Pop a Value from the Stack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BT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SHLD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Lef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SHLD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Lef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/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PUSH</text:p>
          </table:table-cell>
          <table:table-cell office:value-type="string" calcext:value-type="string">
            <text:p>GS</text:p>
          </table:table-cell>
          <table:table-cell table:number-columns-repeated="10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/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POP</text:p>
          </table:table-cell>
          <table:table-cell office:value-type="string" calcext:value-type="string">
            <text:p>GS</text:p>
          </table:table-cell>
          <table:table-cell table:number-columns-repeated="10"/>
          <table:table-cell office:value-type="string" calcext:value-type="string">
            <text:p>Pop a Value from the Stack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BTS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Se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SHRD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Righ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SHRD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Righ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IMUL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LS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8"/>
          <table:table-cell office:value-type="string" calcext:value-type="string">
            <text:p>Load Far Poin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BT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Rese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LFS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8"/>
          <table:table-cell office:value-type="string" calcext:value-type="string">
            <text:p>Load Far Poin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LGS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8"/>
          <table:table-cell office:value-type="string" calcext:value-type="string">
            <text:p>Load Far Poin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MOVZX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8</text:p>
          </table:table-cell>
          <table:table-cell table:number-columns-repeated="9"/>
          <table:table-cell office:value-type="string" calcext:value-type="string">
            <text:p>Move with Zero-Extend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MOVZX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</text:p>
          </table:table-cell>
          <table:table-cell table:number-columns-repeated="9"/>
          <table:table-cell office:value-type="string" calcext:value-type="string">
            <text:p>Move with Zero-Extend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BT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BTS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Se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BT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Rese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BTC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Complemen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BTC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Complemen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BSF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....z...</text:p>
          </table:table-cell>
          <table:table-cell office:value-type="string" calcext:value-type="string">
            <text:p>o..s.apc</text:p>
          </table:table-cell>
          <table:table-cell/>
          <table:table-cell office:value-type="string" calcext:value-type="string">
            <text:p>Bit Scan Forward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BSR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....z...</text:p>
          </table:table-cell>
          <table:table-cell office:value-type="string" calcext:value-type="string">
            <text:p>o..s.apc</text:p>
          </table:table-cell>
          <table:table-cell/>
          <table:table-cell office:value-type="string" calcext:value-type="string">
            <text:p>Bit Scan Reverse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MOVSX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8</text:p>
          </table:table-cell>
          <table:table-cell table:number-columns-repeated="9"/>
          <table:table-cell office:value-type="string" calcext:value-type="string">
            <text:p>Move with Sign-Extension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MOVSX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</text:p>
          </table:table-cell>
          <table:table-cell table:number-columns-repeated="9"/>
          <table:table-cell office:value-type="string" calcext:value-type="string">
            <text:p>Move with Sign-Extension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ADC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ADC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  <table:table-cell office:value-type="string" calcext:value-type="string">
            <text:p>ADC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  <table:table-cell office:value-type="string" calcext:value-type="string">
            <text:p>ADC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PUSH</text:p>
          </table:table-cell>
          <table:table-cell office:value-type="string" calcext:value-type="string">
            <text:p>SS</text:p>
          </table:table-cell>
          <table:table-cell table:number-columns-repeated="10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  <table:table-cell office:value-type="string" calcext:value-type="string">
            <text:p>POP</text:p>
          </table:table-cell>
          <table:table-cell office:value-type="string" calcext:value-type="string">
            <text:p>SS</text:p>
          </table:table-cell>
          <table:table-cell table:number-columns-repeated="10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SBB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SBB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SBB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SBB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C</text:p>
          </table:table-cell>
          <table:table-cell table:number-columns-repeated="7"/>
          <table:table-cell office:value-type="string" calcext:value-type="string">
            <text:p>SBB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D</text:p>
          </table:table-cell>
          <table:table-cell table:number-columns-repeated="7"/>
          <table:table-cell office:value-type="string" calcext:value-type="string">
            <text:p>SBB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E</text:p>
          </table:table-cell>
          <table:table-cell table:number-columns-repeated="7"/>
          <table:table-cell office:value-type="string" calcext:value-type="string">
            <text:p>PUSH</text:p>
          </table:table-cell>
          <table:table-cell office:value-type="string" calcext:value-type="string">
            <text:p>DS</text:p>
          </table:table-cell>
          <table:table-cell table:number-columns-repeated="10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F</text:p>
          </table:table-cell>
          <table:table-cell table:number-columns-repeated="7"/>
          <table:table-cell office:value-type="string" calcext:value-type="string">
            <text:p>POP</text:p>
          </table:table-cell>
          <table:table-cell office:value-type="string" calcext:value-type="string">
            <text:p>DS</text:p>
          </table:table-cell>
          <table:table-cell table:number-columns-repeated="10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AND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AND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  <table:table-cell office:value-type="string" calcext:value-type="string">
            <text:p>AND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7"/>
          <table:table-cell office:value-type="string" calcext:value-type="string">
            <text:p>AND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  <table:table-cell table:number-columns-repeated="2" office:value-type="string" calcext:value-type="string">
            <text:p>ES</text:p>
          </table:table-cell>
          <table:table-cell table:number-columns-repeated="10"/>
          <table:table-cell office:value-type="string" calcext:value-type="string">
            <text:p>ES segment override prefix</text:p>
          </table:table-cell>
          <table:table-cell table:number-columns-repeated="100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  <table:table-cell office:value-type="string" calcext:value-type="string">
            <text:p>DAA</text:p>
          </table:table-cell>
          <table:table-cell office:value-type="string" calcext:value-type="string">
            <text:p>AL</text:p>
          </table:table-cell>
          <table:table-cell table:number-columns-repeated="5"/>
          <table:table-cell office:value-type="string" calcext:value-type="string">
            <text:p>.....a.c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Decimal Adjust AL after Addition</text:p>
          </table:table-cell>
          <table:table-cell table:number-columns-repeated="1002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SUB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SUB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C</text:p>
          </table:table-cell>
          <table:table-cell table:number-columns-repeated="7"/>
          <table:table-cell office:value-type="string" calcext:value-type="string">
            <text:p>SUB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D</text:p>
          </table:table-cell>
          <table:table-cell table:number-columns-repeated="7"/>
          <table:table-cell office:value-type="string" calcext:value-type="string">
            <text:p>SUB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E</text:p>
          </table:table-cell>
          <table:table-cell table:number-columns-repeated="7"/>
          <table:table-cell table:number-columns-repeated="2" office:value-type="string" calcext:value-type="string">
            <text:p>CS</text:p>
          </table:table-cell>
          <table:table-cell table:number-columns-repeated="10"/>
          <table:table-cell office:value-type="string" calcext:value-type="string">
            <text:p>CS segment override prefi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F</text:p>
          </table:table-cell>
          <table:table-cell table:number-columns-repeated="7"/>
          <table:table-cell office:value-type="string" calcext:value-type="string">
            <text:p>DAS</text:p>
          </table:table-cell>
          <table:table-cell office:value-type="string" calcext:value-type="string">
            <text:p>AL</text:p>
          </table:table-cell>
          <table:table-cell table:number-columns-repeated="5"/>
          <table:table-cell office:value-type="string" calcext:value-type="string">
            <text:p>.....a.c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Decimal Adjust AL after Subtraction</text:p>
          </table:table-cell>
          <table:table-cell table:number-columns-repeated="1002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XOR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XOR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  <table:table-cell office:value-type="string" calcext:value-type="string">
            <text:p>XOR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  <table:table-cell office:value-type="string" calcext:value-type="string">
            <text:p>XOR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"/>
          <table:table-cell table:number-columns-repeated="2" office:value-type="string" calcext:value-type="string">
            <text:p>SS</text:p>
          </table:table-cell>
          <table:table-cell table:number-columns-repeated="10"/>
          <table:table-cell office:value-type="string" calcext:value-type="string">
            <text:p>SS segment override prefix</text:p>
          </table:table-cell>
          <table:table-cell table:number-columns-repeated="100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  <table:table-cell office:value-type="string" calcext:value-type="string">
            <text:p>AA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4"/>
          <table:table-cell office:value-type="string" calcext:value-type="string">
            <text:p>.....a..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..a.c</text:p>
          </table:table-cell>
          <table:table-cell office:value-type="string" calcext:value-type="string">
            <text:p>o..sz.p.</text:p>
          </table:table-cell>
          <table:table-cell/>
          <table:table-cell office:value-type="string" calcext:value-type="string">
            <text:p>ASCII Adjust After Addition</text:p>
          </table:table-cell>
          <table:table-cell table:number-columns-repeated="1002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CMP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CMP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CMP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B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CMP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C</text:p>
          </table:table-cell>
          <table:table-cell table:number-columns-repeated="7"/>
          <table:table-cell office:value-type="string" calcext:value-type="string">
            <text:p>CMP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D</text:p>
          </table:table-cell>
          <table:table-cell table:number-columns-repeated="7"/>
          <table:table-cell office:value-type="string" calcext:value-type="string">
            <text:p>CMP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E</text:p>
          </table:table-cell>
          <table:table-cell table:number-columns-repeated="7"/>
          <table:table-cell table:number-columns-repeated="2" office:value-type="string" calcext:value-type="string">
            <text:p>DS</text:p>
          </table:table-cell>
          <table:table-cell table:number-columns-repeated="10"/>
          <table:table-cell office:value-type="string" calcext:value-type="string">
            <text:p>DS segment override prefi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F</text:p>
          </table:table-cell>
          <table:table-cell table:number-columns-repeated="7"/>
          <table:table-cell office:value-type="string" calcext:value-type="string">
            <text:p>AA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4"/>
          <table:table-cell office:value-type="string" calcext:value-type="string">
            <text:p>.....a..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..a.c</text:p>
          </table:table-cell>
          <table:table-cell office:value-type="string" calcext:value-type="string">
            <text:p>o..sz.p.</text:p>
          </table:table-cell>
          <table:table-cell/>
          <table:table-cell office:value-type="string" calcext:value-type="string">
            <text:p>ASCII Adjust AL After Subtraction</text:p>
          </table:table-cell>
          <table:table-cell table:number-columns-repeated="100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  <table:table-cell office:value-type="string" calcext:value-type="string">
            <text:p>INC</text:p>
          </table:table-cell>
          <table:table-cell office:value-type="string" calcext:value-type="string">
            <text:p>r16/32</text:p>
          </table:table-cell>
          <table:table-cell table:number-columns-repeated="6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Increment by 1</text:p>
          </table:table-cell>
          <table:table-cell table:number-columns-repeated="100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7"/>
          <table:table-cell office:value-type="string" calcext:value-type="string">
            <text:p>DEC</text:p>
          </table:table-cell>
          <table:table-cell office:value-type="string" calcext:value-type="string">
            <text:p>r16/32</text:p>
          </table:table-cell>
          <table:table-cell table:number-columns-repeated="6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Decrement by 1</text:p>
          </table:table-cell>
          <table:table-cell table:number-columns-repeated="100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"/>
          <table:table-cell office:value-type="string" calcext:value-type="string">
            <text:p>PUSH</text:p>
          </table:table-cell>
          <table:table-cell office:value-type="string" calcext:value-type="string">
            <text:p>r16/32</text:p>
          </table:table-cell>
          <table:table-cell table:number-columns-repeated="10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7"/>
          <table:table-cell office:value-type="string" calcext:value-type="string">
            <text:p>POP</text:p>
          </table:table-cell>
          <table:table-cell office:value-type="string" calcext:value-type="string">
            <text:p>r16/32</text:p>
          </table:table-cell>
          <table:table-cell table:number-columns-repeated="10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PUSHA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...</text:p>
          </table:table-cell>
          <table:table-cell table:number-columns-repeated="7"/>
          <table:table-cell office:value-type="string" calcext:value-type="string">
            <text:p>Push All General-Purpose Registers</text:p>
          </table:table-cell>
          <table:table-cell table:number-columns-repeated="100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POPA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...</text:p>
          </table:table-cell>
          <table:table-cell table:number-columns-repeated="7"/>
          <table:table-cell office:value-type="string" calcext:value-type="string">
            <text:p>Pop All General-Purpose Registers</text:p>
          </table:table-cell>
          <table:table-cell table:number-columns-repeated="1002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1+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UND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/32&amp;16/32</text:p>
          </table:table-cell>
          <table:table-cell office:value-type="string" calcext:value-type="string">
            <text:p>eFlags</text:p>
          </table:table-cell>
          <table:table-cell table:number-columns-repeated="4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heck Array Index Against Bounds</text:p>
          </table:table-cell>
          <table:table-cell table:number-columns-repeated="1002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2+</text:p>
          </table:table-cell>
          <table:table-cell table:number-columns-repeated="4"/>
          <table:table-cell office:value-type="string" calcext:value-type="string">
            <text:p>ARPL</text:p>
          </table:table-cell>
          <table:table-cell office:value-type="string" calcext:value-type="string">
            <text:p>r/m16</text:p>
          </table:table-cell>
          <table:table-cell office:value-type="string" calcext:value-type="string">
            <text:p>r16</text:p>
          </table:table-cell>
          <table:table-cell table:number-columns-repeated="5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Adjust RPL Field of Segment Selector</text:p>
          </table:table-cell>
          <table:table-cell table:number-columns-repeated="1002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table:number-columns-repeated="2" office:value-type="string" calcext:value-type="string">
            <text:p>FS</text:p>
          </table:table-cell>
          <table:table-cell table:number-columns-repeated="10"/>
          <table:table-cell office:value-type="string" calcext:value-type="string">
            <text:p>FS segment override prefix</text:p>
          </table:table-cell>
          <table:table-cell table:number-columns-repeated="100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table:number-columns-repeated="2" office:value-type="string" calcext:value-type="string">
            <text:p>GS</text:p>
          </table:table-cell>
          <table:table-cell table:number-columns-repeated="10"/>
          <table:table-cell office:value-type="string" calcext:value-type="string">
            <text:p>GS segment override prefix</text:p>
          </table:table-cell>
          <table:table-cell table:number-columns-repeated="100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PUSH</text:p>
          </table:table-cell>
          <table:table-cell office:value-type="string" calcext:value-type="string">
            <text:p>imm16/32</text:p>
          </table:table-cell>
          <table:table-cell table:number-columns-repeated="10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IMUL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6A</text:p>
          </table:table-cell>
          <table:table-cell table:number-columns-repeated="2"/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PUSH</text:p>
          </table:table-cell>
          <table:table-cell office:value-type="string" calcext:value-type="string">
            <text:p>imm8</text:p>
          </table:table-cell>
          <table:table-cell table:number-columns-repeated="10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6B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IMUL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6C</text:p>
          </table:table-cell>
          <table:table-cell table:number-columns-repeated="2"/>
          <table:table-cell table:style-name="ce2" office:value-type="string" calcext:value-type="string">
            <text:p>01+</text:p>
          </table:table-cell>
          <table:table-cell table:number-columns-repeated="2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INS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DX</text:p>
          </table:table-cell>
          <table:table-cell table:number-columns-repeated="4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Input from Port to Strin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6D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2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INS</text:p>
          </table:table-cell>
          <table:table-cell office:value-type="string" calcext:value-type="string">
            <text:p>m16/32</text:p>
          </table:table-cell>
          <table:table-cell office:value-type="string" calcext:value-type="string">
            <text:p>DX</text:p>
          </table:table-cell>
          <table:table-cell table:number-columns-repeated="4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Input from Port to Strin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6E</text:p>
          </table:table-cell>
          <table:table-cell table:number-columns-repeated="2"/>
          <table:table-cell table:style-name="ce2" office:value-type="string" calcext:value-type="string">
            <text:p>01+</text:p>
          </table:table-cell>
          <table:table-cell table:number-columns-repeated="2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OUTS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m8</text:p>
          </table:table-cell>
          <table:table-cell table:number-columns-repeated="4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Output String to Por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6F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2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OUTS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m16/32</text:p>
          </table:table-cell>
          <table:table-cell table:number-columns-repeated="4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Output String to Port</text:p>
          </table:table-cell>
          <table:table-cell table:number-columns-repeated="100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7"/>
          <table:table-cell office:value-type="string" calcext:value-type="string">
            <text:p>JO</text:p>
          </table:table-cell>
          <table:table-cell office:value-type="string" calcext:value-type="string">
            <text:p>rel8</text:p>
          </table:table-cell>
          <table:table-cell table:number-columns-repeated="5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short if overflow (OF=1)</text:p>
          </table:table-cell>
          <table:table-cell table:number-columns-repeated="1002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7"/>
          <table:table-cell office:value-type="string" calcext:value-type="string">
            <text:p>JNO</text:p>
          </table:table-cell>
          <table:table-cell office:value-type="string" calcext:value-type="string">
            <text:p>rel8</text:p>
          </table:table-cell>
          <table:table-cell table:number-columns-repeated="5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short if not overflow (OF=0)</text:p>
          </table:table-cell>
          <table:table-cell table:number-columns-repeated="1002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7"/>
          <table:table-cell office:value-type="string" calcext:value-type="string">
            <text:p>JC</text:p>
          </table:table-cell>
          <table:table-cell office:value-type="string" calcext:value-type="string">
            <text:p>rel8</text:p>
          </table:table-cell>
          <table:table-cell table:number-columns-repeated="5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short if below/not above or equal/carry (CF=1)</text:p>
          </table:table-cell>
          <table:table-cell table:number-columns-repeated="100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7"/>
          <table:table-cell office:value-type="string" calcext:value-type="string">
            <text:p>JNC</text:p>
          </table:table-cell>
          <table:table-cell office:value-type="string" calcext:value-type="string">
            <text:p>rel8</text:p>
          </table:table-cell>
          <table:table-cell table:number-columns-repeated="5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short if not below/above or equal/not carry (CF=0)</text:p>
          </table:table-cell>
          <table:table-cell table:number-columns-repeated="100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7"/>
          <table:table-cell office:value-type="string" calcext:value-type="string">
            <text:p>JZ</text:p>
          </table:table-cell>
          <table:table-cell office:value-type="string" calcext:value-type="string">
            <text:p>rel8</text:p>
          </table:table-cell>
          <table:table-cell table:number-columns-repeated="5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short if zero/equal (ZF=1)</text:p>
          </table:table-cell>
          <table:table-cell table:number-columns-repeated="1002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7"/>
          <table:table-cell office:value-type="string" calcext:value-type="string">
            <text:p>JNZ</text:p>
          </table:table-cell>
          <table:table-cell office:value-type="string" calcext:value-type="string">
            <text:p>rel8</text:p>
          </table:table-cell>
          <table:table-cell table:number-columns-repeated="5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short if not zero/not equal (ZF=0)</text:p>
          </table:table-cell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7"/>
          <table:table-cell office:value-type="string" calcext:value-type="string">
            <text:p>JBE</text:p>
          </table:table-cell>
          <table:table-cell office:value-type="string" calcext:value-type="string">
            <text:p>rel8</text:p>
          </table:table-cell>
          <table:table-cell table:number-columns-repeated="5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short if below or equal/not above (CF=1 OR ZF=1)</text:p>
          </table:table-cell>
          <table:table-cell table:number-columns-repeated="1002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7"/>
          <table:table-cell office:value-type="string" calcext:value-type="string">
            <text:p>JNBE</text:p>
          </table:table-cell>
          <table:table-cell office:value-type="string" calcext:value-type="string">
            <text:p>rel8</text:p>
          </table:table-cell>
          <table:table-cell table:number-columns-repeated="5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short if not below or equal/above (CF=0 AND ZF=0)</text:p>
          </table:table-cell>
          <table:table-cell table:number-columns-repeated="100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7"/>
          <table:table-cell office:value-type="string" calcext:value-type="string">
            <text:p>JS</text:p>
          </table:table-cell>
          <table:table-cell office:value-type="string" calcext:value-type="string">
            <text:p>rel8</text:p>
          </table:table-cell>
          <table:table-cell table:number-columns-repeated="5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short if sign (SF=1)</text:p>
          </table:table-cell>
          <table:table-cell table:number-columns-repeated="100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7"/>
          <table:table-cell office:value-type="string" calcext:value-type="string">
            <text:p>JNS</text:p>
          </table:table-cell>
          <table:table-cell office:value-type="string" calcext:value-type="string">
            <text:p>rel8</text:p>
          </table:table-cell>
          <table:table-cell table:number-columns-repeated="5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short if not sign (SF=0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A</text:p>
          </table:table-cell>
          <table:table-cell table:number-columns-repeated="7"/>
          <table:table-cell office:value-type="string" calcext:value-type="string">
            <text:p>JP</text:p>
          </table:table-cell>
          <table:table-cell office:value-type="string" calcext:value-type="string">
            <text:p>rel8</text:p>
          </table:table-cell>
          <table:table-cell table:number-columns-repeated="5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short if parity/parity even (PF=1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B</text:p>
          </table:table-cell>
          <table:table-cell table:number-columns-repeated="7"/>
          <table:table-cell office:value-type="string" calcext:value-type="string">
            <text:p>JNP</text:p>
          </table:table-cell>
          <table:table-cell office:value-type="string" calcext:value-type="string">
            <text:p>rel8</text:p>
          </table:table-cell>
          <table:table-cell table:number-columns-repeated="5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short if not parity/parity odd (PF=0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C</text:p>
          </table:table-cell>
          <table:table-cell table:number-columns-repeated="7"/>
          <table:table-cell office:value-type="string" calcext:value-type="string">
            <text:p>JL</text:p>
          </table:table-cell>
          <table:table-cell office:value-type="string" calcext:value-type="string">
            <text:p>rel8</text:p>
          </table:table-cell>
          <table:table-cell table:number-columns-repeated="5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short if less/not greater (SF!=OF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D</text:p>
          </table:table-cell>
          <table:table-cell table:number-columns-repeated="7"/>
          <table:table-cell office:value-type="string" calcext:value-type="string">
            <text:p>JNL</text:p>
          </table:table-cell>
          <table:table-cell office:value-type="string" calcext:value-type="string">
            <text:p>rel8</text:p>
          </table:table-cell>
          <table:table-cell table:number-columns-repeated="5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short if not less/greater or equal (SF=OF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E</text:p>
          </table:table-cell>
          <table:table-cell table:number-columns-repeated="7"/>
          <table:table-cell office:value-type="string" calcext:value-type="string">
            <text:p>JLE</text:p>
          </table:table-cell>
          <table:table-cell office:value-type="string" calcext:value-type="string">
            <text:p>rel8</text:p>
          </table:table-cell>
          <table:table-cell table:number-columns-repeated="5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short if less or equal/not greater ((ZF=1) OR (SF!=OF)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F</text:p>
          </table:table-cell>
          <table:table-cell table:number-columns-repeated="7"/>
          <table:table-cell office:value-type="string" calcext:value-type="string">
            <text:p>JG</text:p>
          </table:table-cell>
          <table:table-cell office:value-type="string" calcext:value-type="string">
            <text:p>rel8</text:p>
          </table:table-cell>
          <table:table-cell table:number-columns-repeated="5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short if not less nor equal/greater ((ZF=0) AND (SF=OF))</text:p>
          </table:table-cell>
          <table:table-cell table:number-columns-repeated="1002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SBB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CMP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SBB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CMP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TEST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TEST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XCHG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9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XCHG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MOV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9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MOV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9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MOV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9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MOV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MOV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Sreg</text:p>
          </table:table-cell>
          <table:table-cell table:number-columns-repeated="9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LEA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/32</text:p>
          </table:table-cell>
          <table:table-cell table:number-columns-repeated="9"/>
          <table:table-cell office:value-type="string" calcext:value-type="string">
            <text:p>Load Effective Addres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MOV</text:p>
          </table:table-cell>
          <table:table-cell office:value-type="string" calcext:value-type="string">
            <text:p>Sreg</text:p>
          </table:table-cell>
          <table:table-cell office:value-type="string" calcext:value-type="string">
            <text:p>r/m16</text:p>
          </table:table-cell>
          <table:table-cell table:number-columns-repeated="9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8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POP</text:p>
          </table:table-cell>
          <table:table-cell office:value-type="string" calcext:value-type="string">
            <text:p>r/m16/32</text:p>
          </table:table-cell>
          <table:table-cell table:number-columns-repeated="10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7"/>
          <table:table-cell office:value-type="string" calcext:value-type="string">
            <text:p>XCHG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eAX</text:p>
          </table:table-cell>
          <table:table-cell table:number-columns-repeated="9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office:value-type="string" calcext:value-type="string">
            <text:p>CWDE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AX</text:p>
          </table:table-cell>
          <table:table-cell table:number-columns-repeated="9"/>
          <table:table-cell office:value-type="string" calcext:value-type="string">
            <text:p>Convert Word to Doubleword</text:p>
          </table:table-cell>
          <table:table-cell table:number-columns-repeated="100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office:value-type="string" calcext:value-type="string">
            <text:p>CDQ</text:p>
          </table:table-cell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table:number-columns-repeated="9"/>
          <table:table-cell office:value-type="string" calcext:value-type="string">
            <text:p>Convert Doubleword to Quadwor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9A</text:p>
          </table:table-cell>
          <table:table-cell table:number-columns-repeated="7"/>
          <table:table-cell office:value-type="string" calcext:value-type="string">
            <text:p>CALLF</text:p>
          </table:table-cell>
          <table:table-cell office:value-type="string" calcext:value-type="string">
            <text:p>ptr16:16/32</text:p>
          </table:table-cell>
          <table:table-cell table:number-columns-repeated="10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9C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office:value-type="string" calcext:value-type="string">
            <text:p>PUSHFD</text:p>
          </table:table-cell>
          <table:table-cell office:value-type="string" calcext:value-type="string">
            <text:p>EFlags</text:p>
          </table:table-cell>
          <table:table-cell table:number-columns-repeated="10"/>
          <table:table-cell office:value-type="string" calcext:value-type="string">
            <text:p>Push eFLAGS Register onto the Stack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9D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office:value-type="string" calcext:value-type="string">
            <text:p>POPFD</text:p>
          </table:table-cell>
          <table:table-cell office:value-type="string" calcext:value-type="string">
            <text:p>EFlags</text:p>
          </table:table-cell>
          <table:table-cell table:number-columns-repeated="10"/>
          <table:table-cell office:value-type="string" calcext:value-type="string">
            <text:p>Pop Stack into eFLAGS Registe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9E</text:p>
          </table:table-cell>
          <table:table-cell table:number-columns-repeated="7"/>
          <table:table-cell office:value-type="string" calcext:value-type="string">
            <text:p>SAHF</text:p>
          </table:table-cell>
          <table:table-cell office:value-type="string" calcext:value-type="string">
            <text:p>AH</text:p>
          </table:table-cell>
          <table:table-cell table:number-columns-repeated="6"/>
          <table:table-cell table:number-columns-repeated="2" office:value-type="string" calcext:value-type="string">
            <text:p>...szapc</text:p>
          </table:table-cell>
          <table:table-cell table:number-columns-repeated="2"/>
          <table:table-cell office:value-type="string" calcext:value-type="string">
            <text:p>Store AH into Flag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9F</text:p>
          </table:table-cell>
          <table:table-cell table:number-columns-repeated="7"/>
          <table:table-cell office:value-type="string" calcext:value-type="string">
            <text:p>LAHF</text:p>
          </table:table-cell>
          <table:table-cell office:value-type="string" calcext:value-type="string">
            <text:p>AH</text:p>
          </table:table-cell>
          <table:table-cell table:number-columns-repeated="5"/>
          <table:table-cell office:value-type="string" calcext:value-type="string">
            <text:p>...szapc</text:p>
          </table:table-cell>
          <table:table-cell table:number-columns-repeated="4"/>
          <table:table-cell office:value-type="string" calcext:value-type="string">
            <text:p>Load Status Flags into AH Registe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0</text:p>
          </table:table-cell>
          <table:table-cell table:number-columns-repeated="7"/>
          <table:table-cell office:value-type="string" calcext:value-type="string">
            <text:p>MOV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offs8</text:p>
          </table:table-cell>
          <table:table-cell table:number-columns-repeated="9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7"/>
          <table:table-cell office:value-type="string" calcext:value-type="string">
            <text:p>MOV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moffs16/32</text:p>
          </table:table-cell>
          <table:table-cell table:number-columns-repeated="9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2</text:p>
          </table:table-cell>
          <table:table-cell table:number-columns-repeated="7"/>
          <table:table-cell office:value-type="string" calcext:value-type="string">
            <text:p>MOV</text:p>
          </table:table-cell>
          <table:table-cell office:value-type="string" calcext:value-type="string">
            <text:p>moffs8</text:p>
          </table:table-cell>
          <table:table-cell office:value-type="string" calcext:value-type="string">
            <text:p>AL</text:p>
          </table:table-cell>
          <table:table-cell table:number-columns-repeated="9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3</text:p>
          </table:table-cell>
          <table:table-cell table:number-columns-repeated="7"/>
          <table:table-cell office:value-type="string" calcext:value-type="string">
            <text:p>MOV</text:p>
          </table:table-cell>
          <table:table-cell office:value-type="string" calcext:value-type="string">
            <text:p>moffs16/32</text:p>
          </table:table-cell>
          <table:table-cell office:value-type="string" calcext:value-type="string">
            <text:p>eAX</text:p>
          </table:table-cell>
          <table:table-cell table:number-columns-repeated="9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4</text:p>
          </table:table-cell>
          <table:table-cell table:number-columns-repeated="7"/>
          <table:table-cell office:value-type="string" calcext:value-type="string">
            <text:p>MOVS</text:p>
          </table:table-cell>
          <table:table-cell table:number-columns-repeated="2" office:value-type="string" calcext:value-type="string">
            <text:p>m8</text:p>
          </table:table-cell>
          <table:table-cell table:number-columns-repeated="4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Move Data from String to Strin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5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office:value-type="string" calcext:value-type="string">
            <text:p>MOVS</text:p>
          </table:table-cell>
          <table:table-cell table:number-columns-repeated="2" office:value-type="string" calcext:value-type="string">
            <text:p>m16/32</text:p>
          </table:table-cell>
          <table:table-cell table:number-columns-repeated="4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Move Data from String to Strin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6</text:p>
          </table:table-cell>
          <table:table-cell table:number-columns-repeated="7"/>
          <table:table-cell office:value-type="string" calcext:value-type="string">
            <text:p>CMPS</text:p>
          </table:table-cell>
          <table:table-cell table:number-columns-repeated="2" office:value-type="string" calcext:value-type="string">
            <text:p>m8</text:p>
          </table:table-cell>
          <table:table-cell table:number-columns-repeated="4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String Operand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7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office:value-type="string" calcext:value-type="string">
            <text:p>CMPS</text:p>
          </table:table-cell>
          <table:table-cell table:number-columns-repeated="2" office:value-type="string" calcext:value-type="string">
            <text:p>m16/32</text:p>
          </table:table-cell>
          <table:table-cell table:number-columns-repeated="4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String Operand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8</text:p>
          </table:table-cell>
          <table:table-cell table:number-columns-repeated="7"/>
          <table:table-cell office:value-type="string" calcext:value-type="string">
            <text:p>TEST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9</text:p>
          </table:table-cell>
          <table:table-cell table:number-columns-repeated="7"/>
          <table:table-cell office:value-type="string" calcext:value-type="string">
            <text:p>TEST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A</text:p>
          </table:table-cell>
          <table:table-cell table:number-columns-repeated="7"/>
          <table:table-cell office:value-type="string" calcext:value-type="string">
            <text:p>STOS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AL</text:p>
          </table:table-cell>
          <table:table-cell table:number-columns-repeated="4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Store Strin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B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office:value-type="string" calcext:value-type="string">
            <text:p>STOS</text:p>
          </table:table-cell>
          <table:table-cell office:value-type="string" calcext:value-type="string">
            <text:p>m16/32</text:p>
          </table:table-cell>
          <table:table-cell office:value-type="string" calcext:value-type="string">
            <text:p>eAX</text:p>
          </table:table-cell>
          <table:table-cell table:number-columns-repeated="4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Store Strin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LOD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8</text:p>
          </table:table-cell>
          <table:table-cell table:number-columns-repeated="4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Load Strin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office:value-type="string" calcext:value-type="string">
            <text:p>LODS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m16/32</text:p>
          </table:table-cell>
          <table:table-cell table:number-columns-repeated="4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Load Strin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E</text:p>
          </table:table-cell>
          <table:table-cell table:number-columns-repeated="7"/>
          <table:table-cell office:value-type="string" calcext:value-type="string">
            <text:p>SCAS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AL</text:p>
          </table:table-cell>
          <table:table-cell table:number-columns-repeated="4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can Strin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F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office:value-type="string" calcext:value-type="string">
            <text:p>SCAS</text:p>
          </table:table-cell>
          <table:table-cell office:value-type="string" calcext:value-type="string">
            <text:p>m16/32</text:p>
          </table:table-cell>
          <table:table-cell office:value-type="string" calcext:value-type="string">
            <text:p>eAX</text:p>
          </table:table-cell>
          <table:table-cell table:number-columns-repeated="4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can Strin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0</text:p>
          </table:table-cell>
          <table:table-cell table:number-columns-repeated="7"/>
          <table:table-cell office:value-type="string" calcext:value-type="string">
            <text:p>MOV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po,op2</text:p>
          </table:table-cell>
          <table:table-cell table:number-columns-repeated="6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8</text:p>
          </table:table-cell>
          <table:table-cell table:number-columns-repeated="7"/>
          <table:table-cell office:value-type="string" calcext:value-type="string">
            <text:p>MOV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imm16/32</text:p>
          </table:table-cell>
          <table:table-cell table:number-columns-repeated="2"/>
          <table:table-cell office:value-type="string" calcext:value-type="string">
            <text:p>po,op2</text:p>
          </table:table-cell>
          <table:table-cell table:number-columns-repeated="6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0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RO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po,o,op2</text:p>
          </table:table-cell>
          <table:table-cell table:number-columns-repeated="2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RO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po,o,op2</text:p>
          </table:table-cell>
          <table:table-cell table:number-columns-repeated="2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RC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po,o,op2</text:p>
          </table:table-cell>
          <table:table-cell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0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RC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po,o,op2</text:p>
          </table:table-cell>
          <table:table-cell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0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SH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po,o,op2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0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SH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po,o,op2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0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01+</text:p>
          </table:table-cell>
          <table:table-cell office:value-type="string" calcext:value-type="string">
            <text:p>U2 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po,o,op2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0</text:p>
          </table:table-cell>
          <table:table-cell/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SA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po,o,op2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ROL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po,o,op2</text:p>
          </table:table-cell>
          <table:table-cell table:number-columns-repeated="2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RO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po,o,op2</text:p>
          </table:table-cell>
          <table:table-cell table:number-columns-repeated="2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RCL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po,o,op2</text:p>
          </table:table-cell>
          <table:table-cell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RC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po,o,op2</text:p>
          </table:table-cell>
          <table:table-cell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SHL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po,o,op2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SH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po,o,op2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01+</text:p>
          </table:table-cell>
          <table:table-cell office:value-type="string" calcext:value-type="string">
            <text:p>U2 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po,o,op2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SA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po,o,op2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2</text:p>
          </table:table-cell>
          <table:table-cell table:number-columns-repeated="7"/>
          <table:table-cell office:value-type="string" calcext:value-type="string">
            <text:p>RETN</text:p>
          </table:table-cell>
          <table:table-cell office:value-type="string" calcext:value-type="string">
            <text:p>imm16</text:p>
          </table:table-cell>
          <table:table-cell table:number-columns-repeated="10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3</text:p>
          </table:table-cell>
          <table:table-cell table:number-columns-repeated="7"/>
          <table:table-cell office:value-type="string" calcext:value-type="string">
            <text:p>RETN</text:p>
          </table:table-cell>
          <table:table-cell table:number-columns-repeated="11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LES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8"/>
          <table:table-cell office:value-type="string" calcext:value-type="string">
            <text:p>Load Far Pointe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5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LDS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8"/>
          <table:table-cell office:value-type="string" calcext:value-type="string">
            <text:p>Load Far Pointe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OV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9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OV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9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8</text:p>
          </table:table-cell>
          <table:table-cell table:number-columns-repeated="2"/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ENTER</text:p>
          </table:table-cell>
          <table:table-cell office:value-type="string" calcext:value-type="string">
            <text:p>eBP</text:p>
          </table:table-cell>
          <table:table-cell office:value-type="string" calcext:value-type="string">
            <text:p>imm16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ake Stack Frame for Procedure Parameter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9</text:p>
          </table:table-cell>
          <table:table-cell table:number-columns-repeated="2"/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LEAVE</text:p>
          </table:table-cell>
          <table:table-cell office:value-type="string" calcext:value-type="string">
            <text:p>eBP</text:p>
          </table:table-cell>
          <table:table-cell table:number-columns-repeated="10"/>
          <table:table-cell office:value-type="string" calcext:value-type="string">
            <text:p>High Level Procedure Exi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A</text:p>
          </table:table-cell>
          <table:table-cell table:number-columns-repeated="5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RETF</text:p>
          </table:table-cell>
          <table:table-cell office:value-type="string" calcext:value-type="string">
            <text:p>imm16</text:p>
          </table:table-cell>
          <table:table-cell table:number-columns-repeated="10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B</text:p>
          </table:table-cell>
          <table:table-cell table:number-columns-repeated="5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RETF</text:p>
          </table:table-cell>
          <table:table-cell table:number-columns-repeated="11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C</text:p>
          </table:table-cell>
          <table:table-cell table:number-columns-repeated="5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lags</text:p>
          </table:table-cell>
          <table:table-cell table:number-columns-repeated="5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D</text:p>
          </table:table-cell>
          <table:table-cell table:number-columns-repeated="5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imm8</text:p>
          </table:table-cell>
          <table:table-cell office:value-type="string" calcext:value-type="string">
            <text:p>eFlags</text:p>
          </table:table-cell>
          <table:table-cell table:number-columns-repeated="5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E</text:p>
          </table:table-cell>
          <table:table-cell table:number-columns-repeated="5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NTO</text:p>
          </table:table-cell>
          <table:table-cell office:value-type="string" calcext:value-type="string">
            <text:p>eFlags</text:p>
          </table:table-cell>
          <table:table-cell table:number-columns-repeated="5"/>
          <table:table-cell office:value-type="string" calcext:value-type="string">
            <text:p>o.......</text:p>
          </table:table-cell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F</text:p>
          </table:table-cell>
          <table:table-cell table:number-columns-repeated="5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RET</text:p>
          </table:table-cell>
          <table:table-cell office:value-type="string" calcext:value-type="string">
            <text:p>eFlags</text:p>
          </table:table-cell>
          <table:table-cell table:number-columns-repeated="10"/>
          <table:table-cell office:value-type="string" calcext:value-type="string">
            <text:p>Interrupt Retur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OL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o,o</text:p>
          </table:table-cell>
          <table:table-cell table:number-columns-repeated="2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OR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o,o</text:p>
          </table:table-cell>
          <table:table-cell table:number-columns-repeated="2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RCL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o,o</text:p>
          </table:table-cell>
          <table:table-cell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RCR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o,o</text:p>
          </table:table-cell>
          <table:table-cell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L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o,o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SHR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o,o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2 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o,o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SAR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o,o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OL</text:p>
          </table:table-cell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o,o</text:p>
          </table:table-cell>
          <table:table-cell table:number-columns-repeated="2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OR</text:p>
          </table:table-cell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o,o</text:p>
          </table:table-cell>
          <table:table-cell table:number-columns-repeated="2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RCL</text:p>
          </table:table-cell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o,o</text:p>
          </table:table-cell>
          <table:table-cell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RCR</text:p>
          </table:table-cell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o,o</text:p>
          </table:table-cell>
          <table:table-cell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L</text:p>
          </table:table-cell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o,o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SHR</text:p>
          </table:table-cell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o,o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2 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o,o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SAR</text:p>
          </table:table-cell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o,o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O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2"/>
          <table:table-cell office:value-type="string" calcext:value-type="string">
            <text:p>po,o</text:p>
          </table:table-cell>
          <table:table-cell table:number-columns-repeated="2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O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2"/>
          <table:table-cell office:value-type="string" calcext:value-type="string">
            <text:p>po,o</text:p>
          </table:table-cell>
          <table:table-cell table:number-columns-repeated="2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RC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2"/>
          <table:table-cell office:value-type="string" calcext:value-type="string">
            <text:p>po,o</text:p>
          </table:table-cell>
          <table:table-cell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RC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2"/>
          <table:table-cell office:value-type="string" calcext:value-type="string">
            <text:p>po,o</text:p>
          </table:table-cell>
          <table:table-cell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2"/>
          <table:table-cell office:value-type="string" calcext:value-type="string">
            <text:p>po,o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SH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2"/>
          <table:table-cell office:value-type="string" calcext:value-type="string">
            <text:p>po,o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2 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2"/>
          <table:table-cell office:value-type="string" calcext:value-type="string">
            <text:p>po,o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SA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2"/>
          <table:table-cell office:value-type="string" calcext:value-type="string">
            <text:p>po,o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OL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2"/>
          <table:table-cell office:value-type="string" calcext:value-type="string">
            <text:p>po,o</text:p>
          </table:table-cell>
          <table:table-cell table:number-columns-repeated="2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O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2"/>
          <table:table-cell office:value-type="string" calcext:value-type="string">
            <text:p>po,o</text:p>
          </table:table-cell>
          <table:table-cell table:number-columns-repeated="2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RCL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2"/>
          <table:table-cell office:value-type="string" calcext:value-type="string">
            <text:p>po,o</text:p>
          </table:table-cell>
          <table:table-cell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RC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2"/>
          <table:table-cell office:value-type="string" calcext:value-type="string">
            <text:p>po,o</text:p>
          </table:table-cell>
          <table:table-cell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L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2"/>
          <table:table-cell office:value-type="string" calcext:value-type="string">
            <text:p>po,o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SH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2"/>
          <table:table-cell office:value-type="string" calcext:value-type="string">
            <text:p>po,o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2 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2"/>
          <table:table-cell office:value-type="string" calcext:value-type="string">
            <text:p>po,o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SA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2"/>
          <table:table-cell office:value-type="string" calcext:value-type="string">
            <text:p>po,o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4</text:p>
          </table:table-cell>
          <table:table-cell table:number-columns-repeated="7"/>
          <table:table-cell office:value-type="string" calcext:value-type="string">
            <text:p>AM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djust AX After Multipl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 table:number-columns-repeated="6"/>
          <table:table-cell office:value-type="string" calcext:value-type="string">
            <text:p>AAM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SCII Adjust AX After Multipl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5</text:p>
          </table:table-cell>
          <table:table-cell table:number-columns-repeated="7"/>
          <table:table-cell office:value-type="string" calcext:value-type="string">
            <text:p>AD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djust AX Before Divisio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0A</text:p>
          </table:table-cell>
          <table:table-cell table:number-columns-repeated="6"/>
          <table:table-cell office:value-type="string" calcext:value-type="string">
            <text:p>AAD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SCII Adjust AX Before Divisio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6</text:p>
          </table:table-cell>
          <table:table-cell table:number-columns-repeated="2"/>
          <table:table-cell table:style-name="ce2" office:value-type="string" calcext:value-type="string">
            <text:p>02+</text:p>
          </table:table-cell>
          <table:table-cell office:value-type="string" calcext:value-type="string">
            <text:p>U4 </text:p>
          </table:table-cell>
          <table:table-cell table:number-columns-repeated="3"/>
          <table:table-cell office:value-type="string" calcext:value-type="string">
            <text:p>SALC</text:p>
          </table:table-cell>
          <table:table-cell office:value-type="string" calcext:value-type="string">
            <text:p>AL</text:p>
          </table:table-cell>
          <table:table-cell table:number-columns-repeated="5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Set AL If Car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7</text:p>
          </table:table-cell>
          <table:table-cell table:number-columns-repeated="7"/>
          <table:table-cell office:value-type="string" calcext:value-type="string">
            <text:p>XLAT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8</text:p>
          </table:table-cell>
          <table:table-cell table:number-columns-repeated="9"/>
          <table:table-cell office:value-type="string" calcext:value-type="string">
            <text:p>Table Look-up Translatio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0</text:p>
          </table:table-cell>
          <table:table-cell table:number-columns-repeated="7"/>
          <table:table-cell office:value-type="string" calcext:value-type="string">
            <text:p>LOOPNZ</text:p>
          </table:table-cell>
          <table:table-cell office:value-type="string" calcext:value-type="string">
            <text:p>eCX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Decrement count</text:p>
          </table:table-cell>
          <table:table-cell office:value-type="string" calcext:value-type="string">
            <text:p><text:s/>Jump short if count!=0 and ZF=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1</text:p>
          </table:table-cell>
          <table:table-cell table:number-columns-repeated="7"/>
          <table:table-cell office:value-type="string" calcext:value-type="string">
            <text:p>LOOPZ</text:p>
          </table:table-cell>
          <table:table-cell office:value-type="string" calcext:value-type="string">
            <text:p>eCX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Decrement count</text:p>
          </table:table-cell>
          <table:table-cell office:value-type="string" calcext:value-type="string">
            <text:p><text:s/>Jump short if count!=0 and ZF=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2</text:p>
          </table:table-cell>
          <table:table-cell table:number-columns-repeated="7"/>
          <table:table-cell office:value-type="string" calcext:value-type="string">
            <text:p>LOOP</text:p>
          </table:table-cell>
          <table:table-cell office:value-type="string" calcext:value-type="string">
            <text:p>eCX</text:p>
          </table:table-cell>
          <table:table-cell office:value-type="string" calcext:value-type="string">
            <text:p>rel8</text:p>
          </table:table-cell>
          <table:table-cell table:number-columns-repeated="9"/>
          <table:table-cell office:value-type="string" calcext:value-type="string">
            <text:p>Decrement count</text:p>
          </table:table-cell>
          <table:table-cell office:value-type="string" calcext:value-type="string">
            <text:p><text:s/>Jump short if count!=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3</text:p>
          </table:table-cell>
          <table:table-cell table:number-columns-repeated="7"/>
          <table:table-cell office:value-type="string" calcext:value-type="string">
            <text:p>JCXZ</text:p>
          </table:table-cell>
          <table:table-cell office:value-type="string" calcext:value-type="string">
            <text:p>rel8</text:p>
          </table:table-cell>
          <table:table-cell office:value-type="string" calcext:value-type="string">
            <text:p>CX</text:p>
          </table:table-cell>
          <table:table-cell table:number-columns-repeated="9"/>
          <table:table-cell office:value-type="string" calcext:value-type="string">
            <text:p>Jump short if eCX register is 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4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9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5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8</text:p>
          </table:table-cell>
          <table:table-cell table:number-columns-repeated="9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6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imm8</text:p>
          </table:table-cell>
          <table:table-cell office:value-type="string" calcext:value-type="string">
            <text:p>AL</text:p>
          </table:table-cell>
          <table:table-cell table:number-columns-repeated="9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7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imm8</text:p>
          </table:table-cell>
          <table:table-cell office:value-type="string" calcext:value-type="string">
            <text:p>eAX</text:p>
          </table:table-cell>
          <table:table-cell table:number-columns-repeated="9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8</text:p>
          </table:table-cell>
          <table:table-cell table:number-columns-repeated="7"/>
          <table:table-cell office:value-type="string" calcext:value-type="string">
            <text:p>CALL</text:p>
          </table:table-cell>
          <table:table-cell office:value-type="string" calcext:value-type="string">
            <text:p>rel16/32</text:p>
          </table:table-cell>
          <table:table-cell table:number-columns-repeated="10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9</text:p>
          </table:table-cell>
          <table:table-cell table:number-columns-repeated="7"/>
          <table:table-cell office:value-type="string" calcext:value-type="string">
            <text:p>JMP</text:p>
          </table:table-cell>
          <table:table-cell office:value-type="string" calcext:value-type="string">
            <text:p>rel16/32</text:p>
          </table:table-cell>
          <table:table-cell table:number-columns-repeated="10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</text:p>
          </table:table-cell>
          <table:table-cell table:number-columns-repeated="7"/>
          <table:table-cell office:value-type="string" calcext:value-type="string">
            <text:p>JMPF</text:p>
          </table:table-cell>
          <table:table-cell office:value-type="string" calcext:value-type="string">
            <text:p>ptr16:16/32</text:p>
          </table:table-cell>
          <table:table-cell table:number-columns-repeated="10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B</text:p>
          </table:table-cell>
          <table:table-cell table:number-columns-repeated="7"/>
          <table:table-cell office:value-type="string" calcext:value-type="string">
            <text:p>JMP</text:p>
          </table:table-cell>
          <table:table-cell office:value-type="string" calcext:value-type="string">
            <text:p>rel8</text:p>
          </table:table-cell>
          <table:table-cell table:number-columns-repeated="10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C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DX</text:p>
          </table:table-cell>
          <table:table-cell table:number-columns-repeated="9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D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DX</text:p>
          </table:table-cell>
          <table:table-cell table:number-columns-repeated="9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E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L</text:p>
          </table:table-cell>
          <table:table-cell table:number-columns-repeated="9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F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eAX</text:p>
          </table:table-cell>
          <table:table-cell table:number-columns-repeated="9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0</text:p>
          </table:table-cell>
          <table:table-cell table:number-columns-repeated="7"/>
          <table:table-cell office:value-type="string" calcext:value-type="string">
            <text:p>LOCK</text:p>
          </table:table-cell>
          <table:table-cell table:number-columns-repeated="11"/>
          <table:table-cell office:value-type="string" calcext:value-type="string">
            <text:p>Assert LOCK# Signal Prefi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1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office:value-type="string" calcext:value-type="string">
            <text:p>U10 </text:p>
          </table:table-cell>
          <table:table-cell table:number-columns-repeated="3"/>
          <table:table-cell office:value-type="string" calcext:value-type="string">
            <text:p>INT1</text:p>
          </table:table-cell>
          <table:table-cell office:value-type="string" calcext:value-type="string">
            <text:p>eFlags</text:p>
          </table:table-cell>
          <table:table-cell table:number-columns-repeated="6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2</text:p>
          </table:table-cell>
          <table:table-cell table:number-columns-repeated="3"/>
          <table:table-cell office:value-type="string" calcext:value-type="string">
            <text:p>D11 </text:p>
          </table:table-cell>
          <table:table-cell table:number-columns-repeated="3"/>
          <table:table-cell office:value-type="string" calcext:value-type="string">
            <text:p>REPNZ</text:p>
          </table:table-cell>
          <table:table-cell office:value-type="string" calcext:value-type="string">
            <text:p>eCX</text:p>
          </table:table-cell>
          <table:table-cell table:number-columns-repeated="5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Repeat String Operation Prefi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3</text:p>
          </table:table-cell>
          <table:table-cell table:number-columns-repeated="3"/>
          <table:table-cell office:value-type="string" calcext:value-type="string">
            <text:p>D11 </text:p>
          </table:table-cell>
          <table:table-cell table:number-columns-repeated="3"/>
          <table:table-cell office:value-type="string" calcext:value-type="string">
            <text:p>REPZ</text:p>
          </table:table-cell>
          <table:table-cell office:value-type="string" calcext:value-type="string">
            <text:p>eCX</text:p>
          </table:table-cell>
          <table:table-cell table:number-columns-repeated="5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Repeat String Operation Prefi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LT</text:p>
          </table:table-cell>
          <table:table-cell table:number-columns-repeated="11"/>
          <table:table-cell office:value-type="string" calcext:value-type="string">
            <text:p>Hal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5</text:p>
          </table:table-cell>
          <table:table-cell table:number-columns-repeated="7"/>
          <table:table-cell office:value-type="string" calcext:value-type="string">
            <text:p>CMC</text:p>
          </table:table-cell>
          <table:table-cell table:number-columns-repeated="6"/>
          <table:table-cell table:number-columns-repeated="3" office:value-type="string" calcext:value-type="string">
            <text:p>.......c</text:p>
          </table:table-cell>
          <table:table-cell table:number-columns-repeated="2"/>
          <table:table-cell office:value-type="string" calcext:value-type="string">
            <text:p>Complement Carry Fla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TEST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r/m8</text:p>
          </table:table-cell>
          <table:table-cell table:number-columns-repeated="10"/>
          <table:table-cell office:value-type="string" calcext:value-type="string">
            <text:p>One's Complement Negatio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r/m8</text:p>
          </table:table-cell>
          <table:table-cell table:number-columns-repeated="6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Two's Complement Negatio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MUL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Unsigned Multipl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IMUL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DIV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Unsigned Divid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IDIV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Signed Divid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TEST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r/m16/32</text:p>
          </table:table-cell>
          <table:table-cell table:number-columns-repeated="10"/>
          <table:table-cell office:value-type="string" calcext:value-type="string">
            <text:p>One's Complement Negatio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r/m16/32</text:p>
          </table:table-cell>
          <table:table-cell table:number-columns-repeated="6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Two's Complement Negatio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MUL</text:p>
          </table:table-cell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Unsigned Multipl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IMUL</text:p>
          </table:table-cell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DIV</text:p>
          </table:table-cell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Unsigned Divid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IDIV</text:p>
          </table:table-cell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Signed Divid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8</text:p>
          </table:table-cell>
          <table:table-cell table:number-columns-repeated="7"/>
          <table:table-cell office:value-type="string" calcext:value-type="string">
            <text:p>CLC</text:p>
          </table:table-cell>
          <table:table-cell table:number-columns-repeated="7"/>
          <table:table-cell table:number-columns-repeated="2" office:value-type="string" calcext:value-type="string">
            <text:p>.......c</text:p>
          </table:table-cell>
          <table:table-cell/>
          <table:table-cell office:value-type="string" calcext:value-type="string">
            <text:p>.......c</text:p>
          </table:table-cell>
          <table:table-cell office:value-type="string" calcext:value-type="string">
            <text:p>Clear Carry Fla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9</text:p>
          </table:table-cell>
          <table:table-cell table:number-columns-repeated="7"/>
          <table:table-cell office:value-type="string" calcext:value-type="string">
            <text:p>STC</text:p>
          </table:table-cell>
          <table:table-cell table:number-columns-repeated="7"/>
          <table:table-cell table:number-columns-repeated="2" office:value-type="string" calcext:value-type="string">
            <text:p>.......c</text:p>
          </table:table-cell>
          <table:table-cell/>
          <table:table-cell office:value-type="string" calcext:value-type="string">
            <text:p>.......C</text:p>
          </table:table-cell>
          <table:table-cell office:value-type="string" calcext:value-type="string">
            <text:p>Set Carry Fla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A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CLI</text:p>
          </table:table-cell>
          <table:table-cell table:number-columns-repeated="7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lear Interrupt Fla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B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STI</text:p>
          </table:table-cell>
          <table:table-cell table:number-columns-repeated="7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Set Interrupt Fla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C</text:p>
          </table:table-cell>
          <table:table-cell table:number-columns-repeated="7"/>
          <table:table-cell office:value-type="string" calcext:value-type="string">
            <text:p>CLD</text:p>
          </table:table-cell>
          <table:table-cell table:number-columns-repeated="7"/>
          <table:table-cell table:number-columns-repeated="2" office:value-type="string" calcext:value-type="string">
            <text:p>.d......</text:p>
          </table:table-cell>
          <table:table-cell/>
          <table:table-cell office:value-type="string" calcext:value-type="string">
            <text:p>.d......</text:p>
          </table:table-cell>
          <table:table-cell office:value-type="string" calcext:value-type="string">
            <text:p>Clear Direction Fla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D</text:p>
          </table:table-cell>
          <table:table-cell table:number-columns-repeated="7"/>
          <table:table-cell office:value-type="string" calcext:value-type="string">
            <text:p>STD</text:p>
          </table:table-cell>
          <table:table-cell table:number-columns-repeated="7"/>
          <table:table-cell table:number-columns-repeated="2" office:value-type="string" calcext:value-type="string">
            <text:p>.d......</text:p>
          </table:table-cell>
          <table:table-cell/>
          <table:table-cell office:value-type="string" calcext:value-type="string">
            <text:p>.D......</text:p>
          </table:table-cell>
          <table:table-cell office:value-type="string" calcext:value-type="string">
            <text:p>Set Direction Fla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r/m8</text:p>
          </table:table-cell>
          <table:table-cell table:number-columns-repeated="6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Increment by 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r/m8</text:p>
          </table:table-cell>
          <table:table-cell table:number-columns-repeated="6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Decrement by 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r/m16/32</text:p>
          </table:table-cell>
          <table:table-cell table:number-columns-repeated="6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Increment by 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r/m16/32</text:p>
          </table:table-cell>
          <table:table-cell table:number-columns-repeated="6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Decrement by 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F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ALL</text:p>
          </table:table-cell>
          <table:table-cell office:value-type="string" calcext:value-type="string">
            <text:p>r/m16/32</text:p>
          </table:table-cell>
          <table:table-cell table:number-columns-repeated="10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F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CALLF</text:p>
          </table:table-cell>
          <table:table-cell office:value-type="string" calcext:value-type="string">
            <text:p>m16:16/32</text:p>
          </table:table-cell>
          <table:table-cell table:number-columns-repeated="10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F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JMP</text:p>
          </table:table-cell>
          <table:table-cell office:value-type="string" calcext:value-type="string">
            <text:p>r/m16/32</text:p>
          </table:table-cell>
          <table:table-cell table:number-columns-repeated="10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F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JMPF</text:p>
          </table:table-cell>
          <table:table-cell office:value-type="string" calcext:value-type="string">
            <text:p>m16:16/32</text:p>
          </table:table-cell>
          <table:table-cell table:number-columns-repeated="10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F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PUSH</text:p>
          </table:table-cell>
          <table:table-cell office:value-type="string" calcext:value-type="string">
            <text:p>r/m16/32</text:p>
          </table:table-cell>
          <table:table-cell table:number-columns-repeated="10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1">
          <table:table-cell table:style-name="Default" table:number-columns-repeated="20"/>
          <table:table-cell table:style-name="ce6"/>
          <table:table-cell table:style-name="Default" table:number-columns-repeated="1002"/>
        </table:table-row>
        <table:table-row table:style-name="ro1" table:number-rows-repeated="104822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/00/0000</text:date>, <text:time style:data-style-name="N2" text:time-value="12:35:48.2879314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date>2022-04-01T13:02:59.939968187</dc:date>
    <meta:editing-duration>PT9H14M44S</meta:editing-duration>
    <meta:editing-cycles>75</meta:editing-cycles>
    <meta:document-statistic meta:table-count="1" meta:cell-count="2835" meta:object-count="0"/>
  </office:meta>
</office:document-meta>
</file>